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5.059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color="#000000" style:font-name="DejaVu Sans Mono" fo:font-size="9pt" officeooo:rsid="0022a65b" officeooo:paragraph-rsid="0022a65b"/>
    </style:style>
    <style:style style:name="P2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/>
    </style:style>
    <style:style style:name="P3" style:family="paragraph" style:parent-style-name="Preformatted_20_Text">
      <style:text-properties fo:color="#000000"/>
    </style:style>
    <style:style style:name="P4" style:family="paragraph" style:parent-style-name="Table_20_Contents">
      <style:text-properties officeooo:rsid="001ff142" officeooo:paragraph-rsid="001ff142"/>
    </style:style>
    <style:style style:name="P5" style:family="paragraph" style:parent-style-name="Table_20_Contents">
      <style:text-properties officeooo:rsid="00214180" officeooo:paragraph-rsid="00214180"/>
    </style:style>
    <style:style style:name="P6" style:family="paragraph" style:parent-style-name="Table_20_Contents">
      <style:text-properties officeooo:rsid="0022a65b" officeooo:paragraph-rsid="0022a65b"/>
    </style:style>
    <style:style style:name="P7" style:family="paragraph" style:parent-style-name="Table_20_Contents">
      <style:text-properties officeooo:rsid="00241072" officeooo:paragraph-rsid="00241072"/>
    </style:style>
    <style:style style:name="T1" style:family="text">
      <style:text-properties fo:background-color="#efefef" loext:char-shading-value="0"/>
    </style:style>
    <style:style style:name="T2" style:family="text">
      <style:text-properties fo:color="#000080" fo:font-weight="bold" fo:background-color="#efefef" loext:char-shading-value="0"/>
    </style:style>
    <style:style style:name="T3" style:family="text">
      <style:text-properties fo:color="#000080" style:font-name="DejaVu Sans Mono" fo:font-size="9pt" fo:font-weight="bold" fo:background-color="#efefef" loext:char-shading-value="0"/>
    </style:style>
    <style:style style:name="T4" style:family="text">
      <style:text-properties fo:color="#0000ff" fo:font-weight="bold" fo:background-color="#efefef" loext:char-shading-value="0"/>
    </style:style>
    <style:style style:name="T5" style:family="text">
      <style:text-properties fo:color="#0000ff" style:font-name="DejaVu Sans Mono" fo:font-size="9pt" fo:font-weight="bold" fo:background-color="#efefef" loext:char-shading-value="0"/>
    </style:style>
    <style:style style:name="T6" style:family="text">
      <style:text-properties fo:color="#008000" fo:font-weight="bold" fo:background-color="#efefef" loext:char-shading-value="0"/>
    </style:style>
    <style:style style:name="T7" style:family="text">
      <style:text-properties fo:color="#008000" style:font-name="DejaVu Sans Mono" fo:font-size="9pt" fo:font-weight="bold" fo:background-color="#efefef" loext:char-shading-value="0"/>
    </style:style>
    <style:style style:name="T8" style:family="text">
      <style:text-properties fo:color="#008000" fo:background-color="#efefef" loext:char-shading-value="0"/>
    </style:style>
    <style:style style:name="T9" style:family="text">
      <style:text-properties style:font-name="DejaVu Sans Mono" fo:font-size="9pt" fo:background-color="#efefe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line-break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5.5</text:p>
          </table:table-cell>
          <table:table-cell table:style-name="Table1.B1" office:value-type="string">
            <text:p text:style-name="P4">6.x</text:p>
          </table:table-cell>
        </table:table-row>
        <table:table-row>
          <table:table-cell table:style-name="Table1.A2" office:value-type="string">
            <text:p text:style-name="P2"><text:span text:style-name="T1">&lt;</text:span><text:span text:style-name="T2">schemaFactory </text:span><text:span text:style-name="T4">class</text:span><text:span text:style-name="T6">="ClassicIndexSchemaFactory"</text:span><text:span text:style-name="T1">/&gt;</text:span></text:p>
            <text:p text:style-name="P5">brauche ich das?</text:p>
            <text:p text:style-name="P5">Wofür braucht man dies?</text:p>
            <text:p text:style-name="P5">Jetzt aktivier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&lt;</text:span><text:span text:style-name="T2">requestDispatcher </text:span><text:span text:style-name="T4">handleSelect</text:span><text:span text:style-name="T6">="true" </text:span><text:span text:style-name="T1">&gt;</text:span></text:p>
            <text:p text:style-name="P3"><text:s text:c="2"/><text:span text:style-name="T9">&lt;</text:span><text:span text:style-name="T3">requestParsers </text:span><text:span text:style-name="T5">enableRemoteStreaming</text:span><text:span text:style-name="T7">="true"</text:span></text:p>
            <text:p text:style-name="P3"><text:span text:style-name="T8"><text:s text:c="18"/></text:span><text:span text:style-name="T5">multipartUploadLimitInKB</text:span><text:span text:style-name="T7">="2048000"</text:span></text:p>
            <text:p text:style-name="P3"><text:span text:style-name="T8"><text:s text:c="18"/></text:span><text:span text:style-name="T5">formdataUploadLimitInKB</text:span><text:span text:style-name="T7">="2048"</text:span></text:p>
            <text:p text:style-name="P3"><text:span text:style-name="T8"><text:s text:c="18"/></text:span><text:span text:style-name="T5">addHttpRequestToContext</text:span><text:span text:style-name="T7">="false"</text:span><text:span text:style-name="T9">/&gt;</text:span></text:p>
            <text:p text:style-name="P3"><text:s text:c="2"/><text:span text:style-name="T9">&lt;</text:span><text:span text:style-name="T3">httpCaching </text:span><text:span text:style-name="T5">never304</text:span><text:span text:style-name="T7">="true" </text:span><text:span text:style-name="T9">/&gt;</text:span></text:p>
            <text:p text:style-name="P2"><text:span text:style-name="T1">&lt;/</text:span><text:span text:style-name="T2">requestDispatcher</text:span><text:span text:style-name="T1">&gt;</text:span></text:p>
            <text:p text:style-name="P2"/>
          </table:table-cell>
          <table:table-cell table:style-name="Table1.B2" office:value-type="string">
            <text:p text:style-name="P6">HandleSelect war in 6.x auf false</text:p>
            <text:p text:style-name="P6">Hintergrund?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1"><text:span text:style-name="T1">&lt;</text:span><text:span text:style-name="T2">requestHandler </text:span><text:span text:style-name="T4">name</text:span><text:span text:style-name="T6">="standard" </text:span><text:span text:style-name="T4">class</text:span><text:span text:style-name="T6">="solr.StandardRequestHandler" </text:span><text:span text:style-name="T4">default</text:span><text:span text:style-name="T6">="true"</text:span><text:span text:style-name="T1">/&gt;</text:span></text:p>
            <text:p text:style-name="P6"/>
            <text:p text:style-name="P7">gab es in 6.x nicht mehr</text:p>
            <text:p text:style-name="P7">habe ihn nochmals aktivier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8:54:36.813180302</meta:creation-date>
    <dc:date>2016-05-10T19:21:13.518236543</dc:date>
    <meta:editing-duration>PT16M24S</meta:editing-duration>
    <meta:editing-cycles>6</meta:editing-cycles>
    <meta:generator>LibreOffice/5.1.2.2$Linux_X86_64 LibreOffice_project/10m0$Build-2</meta:generator>
    <meta:document-statistic meta:table-count="1" meta:image-count="0" meta:object-count="0" meta:page-count="1" meta:paragraph-count="19" meta:word-count="46" meta:character-count="581" meta:non-whitespace-character-count="494"/>
  </office:meta>
</office:document-meta>
</file>